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Heading_20_5">
      <style:text-properties style:font-name="Brix Slab Regular"/>
    </style:style>
    <style:style style:name="P5" style:family="paragraph" style:parent-style-name="Standard">
      <style:text-properties style:font-name="Brix Slab Regula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Datenblatt für den senseBox Luftdruck- und Temperatursensor DPS310</text:h>
      <text:h text:style-name="P3" text:outline-level="4">Allgemeine Informationen</text:h>
      <text:list xml:id="list732098779" text:style-name="L1">
        <text:list-item>
          <text:p text:style-name="P7"><text:span text:style-name="Strong_20_Emphasis"><text:span text:style-name="T1">Modell:</text:span></text:span><text:span text:style-name="T1"> senseBox Luftdruck- und Temperatursensor DPS310</text:span></text:p>
        </text:list-item>
        <text:list-item>
          <text:p text:style-name="P7"><text:span text:style-name="Strong_20_Emphasis"><text:span text:style-name="T1">Hersteller:</text:span></text:span><text:span text:style-name="T1"> Infineon Technologies (Sensor) / senseBox (Modul)</text:span></text:p>
        </text:list-item>
        <text:list-item>
          <text:p text:style-name="P7"><text:span text:style-name="Strong_20_Emphasis"><text:span text:style-name="T1">Sensor-Typ:</text:span></text:span><text:span text:style-name="T1"> Digitaler Barometer und Temperatursensor</text:span></text:p>
        </text:list-item>
        <text:list-item>
          <text:p text:style-name="P6"><text:span text:style-name="Strong_20_Emphasis"><text:span text:style-name="T1">Anwendungsbereiche:</text:span></text:span><text:span text:style-name="T1"> Umweltüberwachung, Wetterstationen, Altimeter, mobile Geräte, Forschung und Bildung</text:span></text:p>
        </text:list-item>
      </text:list>
      <text:h text:style-name="P3" text:outline-level="4">Technische Spezifikationen</text:h>
      <text:h text:style-name="P4" text:outline-level="5">Luftdruckmessung</text:h>
      <text:list xml:id="list76778331" text:style-name="L2">
        <text:list-item>
          <text:p text:style-name="P9"><text:span text:style-name="Strong_20_Emphasis"><text:span text:style-name="T1">Messbereich:</text:span></text:span><text:span text:style-name="T1"> 300 hPa bis 1200 hPa (hPa = Hektopascal)</text:span></text:p>
        </text:list-item>
        <text:list-item>
          <text:p text:style-name="P9"><text:span text:style-name="Strong_20_Emphasis"><text:span text:style-name="T1">Genauigkeit:</text:span></text:span><text:span text:style-name="T1"> ±0.005 hPa bei 25°C (typisch)</text:span></text:p>
        </text:list-item>
        <text:list-item>
          <text:p text:style-name="P9"><text:span text:style-name="Strong_20_Emphasis"><text:span text:style-name="T1">Auflösung:</text:span></text:span><text:span text:style-name="T1"> 0.002 hPa</text:span></text:p>
        </text:list-item>
        <text:list-item>
          <text:p text:style-name="P8"><text:span text:style-name="Strong_20_Emphasis"><text:span text:style-name="T1">Langzeitstabilität:</text:span></text:span><text:span text:style-name="T1"> ±1 hPa pro Jahr</text:span></text:p>
        </text:list-item>
      </text:list>
      <text:h text:style-name="P4" text:outline-level="5">Temperaturmessung</text:h>
      <text:list xml:id="list1009471314" text:style-name="L3">
        <text:list-item>
          <text:p text:style-name="P11"><text:span text:style-name="Strong_20_Emphasis"><text:span text:style-name="T1">Messbereich:</text:span></text:span><text:span text:style-name="T1"> -40°C bis +85°C</text:span></text:p>
        </text:list-item>
        <text:list-item>
          <text:p text:style-name="P11"><text:span text:style-name="Strong_20_Emphasis"><text:span text:style-name="T1">Genauigkeit:</text:span></text:span><text:span text:style-name="T1"> ±0.5°C (typisch)</text:span></text:p>
        </text:list-item>
        <text:list-item>
          <text:p text:style-name="P11"><text:span text:style-name="Strong_20_Emphasis"><text:span text:style-name="T1">Auflösung:</text:span></text:span><text:span text:style-name="T1"> 0.01°C</text:span></text:p>
        </text:list-item>
        <text:list-item>
          <text:p text:style-name="P10"><text:span text:style-name="Strong_20_Emphasis"><text:span text:style-name="T1">Reaktionszeit:</text:span></text:span><text:span text:style-name="T1"> Typischerweise &lt;1 Sekunde für Temperaturänderungen</text:span></text:p>
        </text:list-item>
      </text:list>
      <text:h text:style-name="P4" text:outline-level="5">Elektrische Eigenschaften</text:h>
      <text:list xml:id="list2907227625" text:style-name="L4">
        <text:list-item>
          <text:p text:style-name="P13"><text:span text:style-name="Strong_20_Emphasis"><text:span text:style-name="T1">Betriebsspannung:</text:span></text:span><text:span text:style-name="T1"> 1.7V bis 3.6V</text:span></text:p>
        </text:list-item>
        <text:list-item>
          <text:p text:style-name="P13"><text:span text:style-name="Strong_20_Emphasis"><text:span text:style-name="T1">Stromaufnahme:</text:span></text:span></text:p>
          <text:list>
            <text:list-item>
              <text:p text:style-name="P13"><text:span text:style-name="Strong_20_Emphasis"><text:span text:style-name="T1">Betriebsmodus:</text:span></text:span><text:span text:style-name="T1"> Ca. 1.7 µA im Luftdruckmessmodus, 1.2 µA im Temperaturmessmodus</text:span></text:p>
            </text:list-item>
            <text:list-item>
              <text:p text:style-name="P13"><text:span text:style-name="Strong_20_Emphasis"><text:span text:style-name="T1">Standby-Modus:</text:span></text:span><text:span text:style-name="T1"> &lt;0.5 µA</text:span></text:p>
            </text:list-item>
          </text:list>
        </text:list-item>
        <text:list-item>
          <text:p text:style-name="P13"><text:span text:style-name="Strong_20_Emphasis"><text:span text:style-name="T1">Kommunikationsprotokolle:</text:span></text:span><text:span text:style-name="T1"> I2C (Inter-Integrated Circuit), SPI (Serial Peripheral Interface)</text:span></text:p>
        </text:list-item>
        <text:list-item>
          <text:p text:style-name="P12"><text:span text:style-name="Strong_20_Emphasis"><text:span text:style-name="T1">I2C-Adresse:</text:span></text:span><text:span text:style-name="T1"> 0x76 oder 0x77 (konfigurierbar)</text:span></text:p>
        </text:list-item>
      </text:list>
      <text:h text:style-name="P4" text:outline-level="5">Physische Eigenschaften</text:h>
      <text:list xml:id="list898614266" text:style-name="L5">
        <text:list-item>
          <text:p text:style-name="P15"><text:span text:style-name="Strong_20_Emphasis"><text:span text:style-name="T1">Abmessungen (Sensor):</text:span></text:span><text:span text:style-name="T1"> Ca. 2.0 mm x 2.5 mm x 1.0 mm (L x B x H)</text:span></text:p>
        </text:list-item>
        <text:list-item>
          <text:p text:style-name="P15"><text:span text:style-name="Strong_20_Emphasis"><text:span text:style-name="T1">Gewicht:</text:span></text:span><text:span text:style-name="T1"> Ca. 0.05 Gramm</text:span></text:p>
        </text:list-item>
        <text:list-item>
          <text:p text:style-name="P15"><text:span text:style-name="Strong_20_Emphasis"><text:span text:style-name="T1">Betriebstemperaturbereich:</text:span></text:span><text:span text:style-name="T1"> -40°C bis +85°C</text:span></text:p>
        </text:list-item>
        <text:list-item>
          <text:p text:style-name="P14"><text:span text:style-name="Strong_20_Emphasis"><text:span text:style-name="T1">Lagerungstemperaturbereich:</text:span></text:span><text:span text:style-name="T1"> -40°C bis +125°C</text:span></text:p>
        </text:list-item>
      </text:list>
      <text:h text:style-name="P4" text:outline-level="5">Funktionen und Eigenschaften</text:h>
      <text:list xml:id="list2039057327" text:style-name="L6">
        <text:list-item>
          <text:p text:style-name="P17"><text:span text:style-name="Strong_20_Emphasis"><text:span text:style-name="T1">Temperaturkompensation:</text:span></text:span><text:span text:style-name="T1"> Eingebaute Temperaturkompensation für genaue Messungen unter verschiedenen Umgebungsbedingungen</text:span></text:p>
        </text:list-item>
        <text:list-item>
          <text:p text:style-name="P17"><text:span text:style-name="Strong_20_Emphasis"><text:span text:style-name="T1">Kalibrierung:</text:span></text:span><text:span text:style-name="T1"> Werkseitig kalibriert für präzise Messungen</text:span></text:p>
        </text:list-item>
        <text:list-item>
          <text:p text:style-name="P17"><text:span text:style-name="Strong_20_Emphasis"><text:span text:style-name="T1">Feuchtigkeitsschutz:</text:span></text:span><text:span text:style-name="T1"> Der Sensor sollte in einer geeigneten Schutzhülle betrieben werden, um Feuchtigkeitsschäden zu vermeiden</text:span></text:p>
        </text:list-item>
        <text:list-item>
          <text:p text:style-name="P16"><text:soft-page-break/><text:span text:style-name="Strong_20_Emphasis"><text:span text:style-name="T1">Schnittstellen:</text:span></text:span><text:span text:style-name="T1"> Unterstützt sowohl I2C als auch SPI zur flexiblen Systemintegration</text:span></text:p>
        </text:list-item>
      </text:list>
      <text:h text:style-name="P4" text:outline-level="5">Anwendungsbeispiele</text:h>
      <text:list xml:id="list845800636" text:style-name="L7">
        <text:list-item>
          <text:p text:style-name="P19"><text:span text:style-name="Strong_20_Emphasis"><text:span text:style-name="T1">Wetterstationen:</text:span></text:span><text:span text:style-name="T1"> Erfassung von Luftdruck und Temperatur zur Wettervorhersage und Klimastudie</text:span></text:p>
        </text:list-item>
        <text:list-item>
          <text:p text:style-name="P19"><text:span text:style-name="Strong_20_Emphasis"><text:span text:style-name="T1">Altimeter:</text:span></text:span><text:span text:style-name="T1"> Bestimmung der Höhenlage in mobilen Geräten wie Smartphones, Smartwatches und tragbaren Altimetern</text:span></text:p>
        </text:list-item>
        <text:list-item>
          <text:p text:style-name="P19"><text:span text:style-name="Strong_20_Emphasis"><text:span text:style-name="T1">Drohnen:</text:span></text:span><text:span text:style-name="T1"> Höhenmessung und Stabilisierungssysteme</text:span></text:p>
        </text:list-item>
        <text:list-item>
          <text:p text:style-name="P18"><text:span text:style-name="Strong_20_Emphasis"><text:span text:style-name="T1">Forschung und Bildung:</text:span></text:span><text:span text:style-name="T1"> Einsatz in Projekten zur Umweltüberwachung und Klimaforschung</text:span></text:p>
        </text:list-item>
      </text:list>
      <text:h text:style-name="P3" text:outline-level="4">Sicherheits- und Nutzungsrichtlinien</text:h>
      <text:list xml:id="list2619896406" text:style-name="L8">
        <text:list-item>
          <text:p text:style-name="P21"><text:span text:style-name="Strong_20_Emphasis"><text:span text:style-name="T1">Sicherer Betrieb:</text:span></text:span><text:span text:style-name="T1"> Verwenden Sie den Sensor nur innerhalb der spezifizierten Betriebsbedingungen, um Beschädigungen zu vermeiden.</text:span></text:p>
        </text:list-item>
        <text:list-item>
          <text:p text:style-name="P21"><text:span text:style-name="Strong_20_Emphasis"><text:span text:style-name="T1">Feuchtigkeitsmanagement:</text:span></text:span><text:span text:style-name="T1"> Bei Einsatz in feuchten Umgebungen ist ein Schutzgehäuse erforderlich, um den Sensor vor Wasser und Feuchtigkeit zu schützen.</text:span></text:p>
        </text:list-item>
        <text:list-item>
          <text:p text:style-name="P20"><text:span text:style-name="Strong_20_Emphasis"><text:span text:style-name="T1">Elektrische Sicherheit:</text:span></text:span><text:span text:style-name="T1"> Stellen Sie sicher, dass alle elektrischen Verbindungen korrekt isoliert sind, um Kurzschlüsse zu verhindern.</text:span></text:p>
        </text:list-item>
      </text:list>
      <text:h text:style-name="P3" text:outline-level="4">Verpackung und Lieferung</text:h>
      <text:list xml:id="list3609655969" text:style-name="L9">
        <text:list-item>
          <text:p text:style-name="P23"><text:span text:style-name="Strong_20_Emphasis"><text:span text:style-name="T1">Lieferumfang:</text:span></text:span><text:span text:style-name="T1"> Sensor-Modul, Kurzanleitung</text:span></text:p>
        </text:list-item>
        <text:list-item>
          <text:p text:style-name="P22"><text:span text:style-name="Strong_20_Emphasis"><text:span text:style-name="T1">Verpackung:</text:span></text:span><text:span text:style-name="T1"> Antistatische Verpackung zur Vermeidung von Schäden durch elektrostatische Entladungen</text:span></text:p>
        </text:list-item>
      </text:list>
      <text:h text:style-name="P3" text:outline-level="4">Hinweise und Empfehlungen</text:h>
      <text:list xml:id="list2350418414" text:style-name="L10">
        <text:list-item>
          <text:p text:style-name="P25"><text:span text:style-name="Strong_20_Emphasis"><text:span text:style-name="T1">Empfohlene Anwendungen:</text:span></text:span><text:span text:style-name="T1"> Geeignet für Anwendungen, die präzise Messungen von Luftdruck und Temperatur erfordern, wie z.B. in tragbaren Geräten, Wetterstationen und Forschungseinrichtungen.</text:span></text:p>
        </text:list-item>
        <text:list-item>
          <text:p text:style-name="P24"><text:span text:style-name="Strong_20_Emphasis"><text:span text:style-name="T1">Kalibrierung und Wartung:</text:span></text:span><text:span text:style-name="T1"> Der Sensor ist werkseitig kalibriert und benötigt im Allgemeinen keine weitere Kalibrierung. Es wird empfohlen, den Sensor in regelmäßigen Abständen auf Genauigkeit zu überprüfen, besonders bei kritischen Anwendungen.</text:span></text:p>
        </text:list-item>
      </text:list>
      <text:p text:style-name="P1"/>
      <text:p text:style-name="Text_20_body"><text:span text:style-name="Strong_20_Emphasis"><text:span text:style-name="T1">Hinweis:</text:span></text:span><text:span text:style-name="T1"> Dieses Datenblatt bietet eine umfassende Übersicht über die technischen Spezifikationen und Anwendungsmöglichkeiten des senseBox Luftdruck- und Temperatursensors DPS310. Für detaillierte Anweisungen zur Installation und Verwendung wird empfohlen, die vollständige Bedienungsanleitung zu konsultiere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17:49.863682157</meta:creation-date>
    <dc:date>2024-07-30T11:20:39.342140321</dc:date>
    <meta:editing-duration>PT2M5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50" meta:word-count="416" meta:character-count="3383" meta:non-whitespace-character-count="3054"/>
  </office:meta>
</office:document-meta>
</file>